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314" officeooo:paragraph-rsid="0016d3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gic Block</text:p>
      <text:p text:style-name="P1">Author lavina mahbubani</text:p>
      <text:p text:style-name="P1">Illustrator Ronit Karandadi</text:p>
      <text:p text:style-name="P1">Pratham Books</text:p>
      <text:p text:style-name="P1">A book in every child’s hand</text:p>
      <text:p text:style-name="P1">Level 2</text:p>
      <text:p text:style-name="P1">Rinky loves her elder brother’s handwriting he writes with a very special shiny ink pen</text:p>
      <text:p text:style-name="P1">One day when Bhaiya is not at home Rinky looks for his pen She slides open his drawer</text:p>
      <text:p text:style-name="P1">Out go his books out goes a stapler out goes a metal ruler</text:p>
      <text:p text:style-name="P1">at the bottom of the drawer Rinky finds his special pen But what’s that a strange black block is stuck to it</text:p>
      <text:p text:style-name="P1">Rinky pulls the pen and block apart but then plink click a bottle cap jumps and sticks to the block rinky giggles with delight can things stick to the block like magic</text:p>
      <text:p text:style-name="P1">does the stapler stick to this block plink clink yes it sticks does the furry cat stick to it no it does not</text:p>
      <text:p text:style-name="P1">does the metal ruler stick to this block plink clink yes it sticks</text:p>
      <text:p text:style-name="P1">does this hairy brown coconut stick to it no it does not</text:p>
      <text:p text:style-name="P1">the hairy coconut tickles rinky’s nose ah choo she sneezes loudly the pen flies out of her hand and disappears under the bed rinky is worried bhaiya will be back soon</text:p>
      <text:p text:style-name="P1">she sticks he hand under the bed on no she can’t reach the pen</text:p>
      <text:p text:style-name="P1">she tries to reach the pen with the ruler oh no the pen slides further away if only there was a way to bring the pen closer to her</text:p>
      <text:p text:style-name="P1">suddenly rinky has an idea te best idea ever</text:p>
      <text:p text:style-name="P1">rinky brings the black block near the ruler plink clink it sticks she then holds the ruler under the bed and stretches her hand stretch stretch stretch</text:p>
      <text:p text:style-name="P1">plink clink guess what sticks to the block</text:p>
      <text:p text:style-name="P1">quick quick bhaiya will be home soon in go the pen and the black block in go the books and stapler in goes the metal ruler rinky slides the drawer shut</text:p>
      <text:p text:style-name="P1">just in time she hears the door slam and bhaiya walks into the room rinky says bhaiya why is there a coconut on the floor</text:p>
      <text:p text:style-name="P1">the secret of the magic block the magic block in the story is called a bar magnet magnets come in many shapes they can be round rectangular square or u shaped a magnet cannot stick to all objects it can only stick to certain objects that have special elements in them these special elements that allow an object to stick to a magnet are iron nickel steel and cobalt</text:p>
      <text:p text:style-name="P1">which of these do you think will stick to a mag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0:59.181931577</meta:creation-date>
    <dc:date>2018-05-07T18:19:30.646764135</dc:date>
    <meta:editing-duration>PT8M32S</meta:editing-duration>
    <meta:editing-cycles>1</meta:editing-cycles>
    <meta:document-statistic meta:table-count="0" meta:image-count="0" meta:object-count="0" meta:page-count="1" meta:paragraph-count="24" meta:word-count="421" meta:character-count="2130" meta:non-whitespace-character-count="1733"/>
    <meta:generator>LibreOffice/5.1.6.2$Linux_X86_64 LibreOffice_project/10m0$Build-2</meta:generator>
  </office:meta>
</office:document-meta>
</file>